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! Beam search implementation</text:p>
      <text:p text:style-name="P2">//!</text:p>
      <text:p text:style-name="P2">//! Minimum viable solver: expand states, score with QA+geometric, keep best k</text:p>
      <text:p text:style-name="P3"><text:span text:style-name="T1"/></text:p>
      <text:p text:style-name="P2">use crate::ir::{GeoState, ProofTrace, ProofStep, ProofStepId, Fact};</text:p>
      <text:p text:style-name="P2">use crate::rules::all_rules;</text:p>
      <text:p text:style-name="P2">use crate::search::scoring::{score_state, StateScore, ScoringConfig};</text:p>
      <text:p text:style-name="P2">use std::collections::VecDeque;</text:p>
      <text:p text:style-name="P3"><text:span text:style-name="T1"/></text:p>
      <text:p text:style-name="P2">/// Beam search configuration</text:p>
      <text:p text:style-name="P2">#[derive(Debug, Clone)]</text:p>
      <text:p text:style-name="P2">pub struct BeamConfig {</text:p>
      <text:p text:style-name="P2"><text:s text:c="3"/>/// Beam width (number of states to keep)</text:p>
      <text:p text:style-name="P2"><text:s text:c="3"/>pub beam_width: usize,</text:p>
      <text:p text:style-name="P3"><text:span text:style-name="T1"/></text:p>
      <text:p text:style-name="P2"><text:s text:c="3"/>/// Maximum search depth</text:p>
      <text:p text:style-name="P2"><text:s text:c="3"/>pub max_depth: usize,</text:p>
      <text:p text:style-name="P3"><text:span text:style-name="T1"/></text:p>
      <text:p text:style-name="P2"><text:s text:c="3"/>/// Maximum total states explored</text:p>
      <text:p text:style-name="P2"><text:s text:c="3"/>pub max_states: usize,</text:p>
      <text:p text:style-name="P3"><text:span text:style-name="T1"/></text:p>
      <text:p text:style-name="P2"><text:s text:c="3"/>/// Scoring configuration</text:p>
      <text:p text:style-name="P2"><text:s text:c="3"/>pub scoring: ScoringConfig,</text:p>
      <text:p text:style-name="P2">}</text:p>
      <text:p text:style-name="P3"><text:span text:style-name="T1"/></text:p>
      <text:p text:style-name="P2">impl Default for BeamConfig {</text:p>
      <text:p text:style-name="P2"><text:s text:c="3"/>fn default() -&gt; Self {</text:p>
      <text:p text:style-name="P2"><text:s text:c="7"/>Self {</text:p>
      <text:p text:style-name="P2"><text:s text:c="11"/>beam_width: 10,</text:p>
      <text:p text:style-name="P2"><text:s text:c="11"/>max_depth: 50,</text:p>
      <text:p text:style-name="P2"><text:s text:c="11"/>max_states: 1000,</text:p>
      <text:p text:style-name="P2"><text:s text:c="11"/>scoring: ScoringConfig::default(),</text:p>
      <text:p text:style-name="P2"><text:s text:c="7"/>}</text:p>
      <text:p text:style-name="P2"><text:s text:c="3"/>}</text:p>
      <text:p text:style-name="P2">}</text:p>
      <text:p text:style-name="P3"><text:span text:style-name="T1"/></text:p>
      <text:p text:style-name="P2">/// Search result</text:p>
      <text:p text:style-name="P2">#[derive(Debug, Clone)]</text:p>
      <text:p text:style-name="P2">pub struct SearchResult {</text:p>
      <text:p text:style-name="P2"><text:s text:c="3"/>/// Whether a proof was found</text:p>
      <text:p text:style-name="P2"><text:s text:c="3"/>pub solved: bool,</text:p>
      <text:p text:style-name="P3"><text:span text:style-name="T1"/></text:p>
      <text:p text:style-name="P2"><text:soft-page-break/><text:s text:c="3"/>/// Final proof trace (if solved)</text:p>
      <text:p text:style-name="P2"><text:s text:c="3"/>pub proof: Option&lt;ProofTrace&gt;,</text:p>
      <text:p text:style-name="P3"><text:span text:style-name="T1"/></text:p>
      <text:p text:style-name="P2"><text:s text:c="3"/>/// Number of states explored</text:p>
      <text:p text:style-name="P2"><text:s text:c="3"/>pub states_explored: usize,</text:p>
      <text:p text:style-name="P3"><text:span text:style-name="T1"/></text:p>
      <text:p text:style-name="P2"><text:s text:c="3"/>/// Final depth reached</text:p>
      <text:p text:style-name="P2"><text:s text:c="3"/>pub depth_reached: usize,</text:p>
      <text:p text:style-name="P3"><text:span text:style-name="T1"/></text:p>
      <text:p text:style-name="P2"><text:s text:c="3"/>/// Best score achieved</text:p>
      <text:p text:style-name="P2"><text:s text:c="3"/>pub best_score: f64,</text:p>
      <text:p text:style-name="P2">}</text:p>
      <text:p text:style-name="P3"><text:span text:style-name="T1"/></text:p>
      <text:p text:style-name="P2">/// Beam search solver</text:p>
      <text:p text:style-name="P2">pub struct BeamSolver {</text:p>
      <text:p text:style-name="P2"><text:s text:c="3"/>config: BeamConfig,</text:p>
      <text:p text:style-name="P2">}</text:p>
      <text:p text:style-name="P3"><text:span text:style-name="T1"/></text:p>
      <text:p text:style-name="P2">impl BeamSolver {</text:p>
      <text:p text:style-name="P2"><text:s text:c="3"/>/// Create a new beam search solver</text:p>
      <text:p text:style-name="P2"><text:s text:c="3"/>pub fn new(config: BeamConfig) -&gt; Self {</text:p>
      <text:p text:style-name="P2"><text:s text:c="7"/>Self { config }</text:p>
      <text:p text:style-name="P2"><text:s text:c="3"/>}</text:p>
      <text:p text:style-name="P3"><text:span text:style-name="T1"/></text:p>
      <text:p text:style-name="P2"><text:s text:c="3"/>/// Solve a geometry problem</text:p>
      <text:p text:style-name="P2"><text:s text:c="3"/>///</text:p>
      <text:p text:style-name="P2"><text:s text:c="3"/>/// Returns a proof trace if a solution is found within budget</text:p>
      <text:p text:style-name="P2"><text:s text:c="3"/>pub fn solve(&amp;self, initial_state: GeoState) -&gt; SearchResult {</text:p>
      <text:p text:style-name="P2"><text:s text:c="7"/>// Check if already solved</text:p>
      <text:p text:style-name="P2"><text:s text:c="7"/>if initial_state.is_goal_satisfied() {</text:p>
      <text:p text:style-name="P2"><text:s text:c="11"/>return SearchResult {</text:p>
      <text:p text:style-name="P2"><text:s text:c="15"/>solved: true,</text:p>
      <text:p text:style-name="P2"><text:s text:c="15"/>proof: Some(ProofTrace::new()),</text:p>
      <text:p text:style-name="P2"><text:s text:c="15"/>states_explored: 0,</text:p>
      <text:p text:style-name="P2"><text:s text:c="15"/>depth_reached: 0,</text:p>
      <text:p text:style-name="P2"><text:s text:c="15"/>best_score: 10.0,</text:p>
      <text:p text:style-name="P2"><text:s text:c="11"/>};</text:p>
      <text:p text:style-name="P2"><text:s text:c="7"/>}</text:p>
      <text:p text:style-name="P3"><text:span text:style-name="T1"/></text:p>
      <text:p text:style-name="P2"><text:s text:c="7"/>// Initialize beam with initial state</text:p>
      <text:p text:style-name="P2"><text:s text:c="7"/>let mut beam: Vec&lt;(GeoState, StateScore, ProofTrace)&gt; = vec![];</text:p>
      <text:p text:style-name="P2"><text:s text:c="7"/>let initial_score = score_state(&amp;initial_state, &amp;self.config.scoring, 0);</text:p>
      <text:p text:style-name="P2"><text:s text:c="7"/>beam.push((initial_state, initial_score, <text:soft-page-break/>ProofTrace::new()));</text:p>
      <text:p text:style-name="P3"><text:span text:style-name="T1"/></text:p>
      <text:p text:style-name="P2"><text:s text:c="7"/>let mut states_explored = 0;</text:p>
      <text:p text:style-name="P2"><text:s text:c="7"/>let mut best_score = initial_score.total;</text:p>
      <text:p text:style-name="P3"><text:span text:style-name="T1"/></text:p>
      <text:p text:style-name="P2"><text:s text:c="7"/>// Beam search loop</text:p>
      <text:p text:style-name="P2"><text:s text:c="7"/>for depth in 0..self.config.max_depth {</text:p>
      <text:p text:style-name="P2"><text:s text:c="11"/>if states_explored &gt;= self.config.max_states {</text:p>
      <text:p text:style-name="P2"><text:s text:c="15"/>break;</text:p>
      <text:p text:style-name="P2"><text:s text:c="11"/>}</text:p>
      <text:p text:style-name="P3"><text:span text:style-name="T1"/></text:p>
      <text:p text:style-name="P2"><text:s text:c="11"/>let mut next_beam = Vec::new();</text:p>
      <text:p text:style-name="P3"><text:span text:style-name="T1"/></text:p>
      <text:p text:style-name="P2"><text:s text:c="11"/>// Expand each state in current beam</text:p>
      <text:p text:style-name="P2"><text:s text:c="11"/>for (state, _score, trace) in beam.iter() {</text:p>
      <text:p text:style-name="P2"><text:s text:c="15"/>// Try to expand state (would use rules here)</text:p>
      <text:p text:style-name="P2"><text:s text:c="15"/>// For now, we'll create a stub that just returns empty</text:p>
      <text:p text:style-name="P2"><text:s text:c="15"/>let successors = self.expand_state(state, trace, depth);</text:p>
      <text:p text:style-name="P3"><text:span text:style-name="T1"/></text:p>
      <text:p text:style-name="P2"><text:s text:c="15"/>for (successor_state, successor_trace) in successors {</text:p>
      <text:p text:style-name="P2"><text:s text:c="19"/>states_explored += 1;</text:p>
      <text:p text:style-name="P3"><text:span text:style-name="T1"/></text:p>
      <text:p text:style-name="P2"><text:s text:c="19"/>// Check if goal satisfied</text:p>
      <text:p text:style-name="P2"><text:s text:c="19"/>if successor_state.is_goal_satisfied() {</text:p>
      <text:p text:style-name="P2"><text:s text:c="23"/>return SearchResult {</text:p>
      <text:p text:style-name="P2"><text:s text:c="27"/>solved: true,</text:p>
      <text:p text:style-name="P2"><text:s text:c="27"/>proof: Some(successor_trace),</text:p>
      <text:p text:style-name="P2"><text:s text:c="27"/>states_explored,</text:p>
      <text:p text:style-name="P2"><text:s text:c="27"/>depth_reached: depth + 1,</text:p>
      <text:p text:style-name="P2"><text:s text:c="27"/>best_score: 10.0,</text:p>
      <text:p text:style-name="P2"><text:s text:c="23"/>};</text:p>
      <text:p text:style-name="P2"><text:s text:c="19"/>}</text:p>
      <text:p text:style-name="P3"><text:span text:style-name="T1"/></text:p>
      <text:p text:style-name="P2"><text:s text:c="19"/>// Score successor</text:p>
      <text:p text:style-name="P2"><text:s text:c="19"/>let successor_score = score_state(</text:p>
      <text:p text:style-name="P2"><text:s text:c="23"/>&amp;successor_state,</text:p>
      <text:p text:style-name="P2"><text:s text:c="23"/>&amp;self.config.scoring,</text:p>
      <text:p text:style-name="P2"><text:s text:c="23"/>depth + 1,</text:p>
      <text:p text:style-name="P2"><text:s text:c="19"/>);</text:p>
      <text:p text:style-name="P3"><text:span text:style-name="T1"/></text:p>
      <text:p text:style-name="P2"><text:s text:c="19"/>best_score = best_score.max(successor_score.total);</text:p>
      <text:p text:style-name="P3"><text:soft-page-break/><text:span text:style-name="T1"/></text:p>
      <text:p text:style-name="P2"><text:s text:c="19"/>next_beam.push((successor_state, successor_score, successor_trace));</text:p>
      <text:p text:style-name="P3"><text:span text:style-name="T1"/></text:p>
      <text:p text:style-name="P2"><text:s text:c="19"/>if states_explored &gt;= self.config.max_states {</text:p>
      <text:p text:style-name="P2"><text:s text:c="23"/>break;</text:p>
      <text:p text:style-name="P2"><text:s text:c="19"/>}</text:p>
      <text:p text:style-name="P2"><text:s text:c="15"/>}</text:p>
      <text:p text:style-name="P3"><text:span text:style-name="T1"/></text:p>
      <text:p text:style-name="P2"><text:s text:c="15"/>if states_explored &gt;= self.config.max_states {</text:p>
      <text:p text:style-name="P2"><text:s text:c="19"/>break;</text:p>
      <text:p text:style-name="P2"><text:s text:c="15"/>}</text:p>
      <text:p text:style-name="P2"><text:s text:c="11"/>}</text:p>
      <text:p text:style-name="P3"><text:span text:style-name="T1"/></text:p>
      <text:p text:style-name="P2"><text:s text:c="11"/>if next_beam.is_empty() {</text:p>
      <text:p text:style-name="P2"><text:s text:c="15"/>// No more successors - search exhausted</text:p>
      <text:p text:style-name="P2"><text:s text:c="15"/>return SearchResult {</text:p>
      <text:p text:style-name="P2"><text:s text:c="19"/>solved: false,</text:p>
      <text:p text:style-name="P2"><text:s text:c="19"/>proof: None,</text:p>
      <text:p text:style-name="P2"><text:s text:c="19"/>states_explored,</text:p>
      <text:p text:style-name="P2"><text:s text:c="19"/>depth_reached: depth,</text:p>
      <text:p text:style-name="P2"><text:s text:c="19"/>best_score,</text:p>
      <text:p text:style-name="P2"><text:s text:c="15"/>};</text:p>
      <text:p text:style-name="P2"><text:s text:c="11"/>}</text:p>
      <text:p text:style-name="P3"><text:span text:style-name="T1"/></text:p>
      <text:p text:style-name="P2"><text:s text:c="11"/>// Keep top-k by score</text:p>
      <text:p text:style-name="P2"><text:s text:c="11"/>next_beam.sort_by(|a, b| {</text:p>
      <text:p text:style-name="P2"><text:s text:c="15"/>b.1.total.partial_cmp(&amp;a.1.total).unwrap_or(std::cmp::Ordering::Equal)</text:p>
      <text:p text:style-name="P2"><text:s text:c="11"/>});</text:p>
      <text:p text:style-name="P2"><text:s text:c="11"/>next_beam.truncate(self.config.beam_width);</text:p>
      <text:p text:style-name="P3"><text:span text:style-name="T1"/></text:p>
      <text:p text:style-name="P2"><text:s text:c="11"/>beam = next_beam;</text:p>
      <text:p text:style-name="P2"><text:s text:c="7"/>}</text:p>
      <text:p text:style-name="P3"><text:span text:style-name="T1"/></text:p>
      <text:p text:style-name="P2"><text:s text:c="7"/>// Max depth reached without solution</text:p>
      <text:p text:style-name="P2"><text:s text:c="7"/>SearchResult {</text:p>
      <text:p text:style-name="P2"><text:s text:c="11"/>solved: false,</text:p>
      <text:p text:style-name="P2"><text:s text:c="11"/>proof: None,</text:p>
      <text:p text:style-name="P2"><text:s text:c="11"/>states_explored,</text:p>
      <text:p text:style-name="P2"><text:s text:c="11"/>depth_reached: self.config.max_depth,</text:p>
      <text:p text:style-name="P2"><text:s text:c="11"/>best_score,</text:p>
      <text:p text:style-name="P2"><text:s text:c="7"/>}</text:p>
      <text:p text:style-name="P2"><text:s text:c="3"/>}</text:p>
      <text:p text:style-name="P3"><text:soft-page-break/><text:span text:style-name="T1"/></text:p>
      <text:p text:style-name="P2"><text:s text:c="3"/>/// Expand a state by applying deduction rules</text:p>
      <text:p text:style-name="P2"><text:s text:c="3"/>fn expand_state(</text:p>
      <text:p text:style-name="P2"><text:s text:c="7"/>&amp;self,</text:p>
      <text:p text:style-name="P2"><text:s text:c="7"/>state: &amp;GeoState,</text:p>
      <text:p text:style-name="P2"><text:s text:c="7"/>trace: &amp;ProofTrace,</text:p>
      <text:p text:style-name="P2"><text:s text:c="7"/>_depth: usize,</text:p>
      <text:p text:style-name="P2"><text:s text:c="3"/>) -&gt; Vec&lt;(GeoState, ProofTrace)&gt; {</text:p>
      <text:p text:style-name="P2"><text:s text:c="7"/>let rules = all_rules();</text:p>
      <text:p text:style-name="P2"><text:s text:c="7"/>let mut successors = Vec::new();</text:p>
      <text:p text:style-name="P3"><text:span text:style-name="T1"/></text:p>
      <text:p text:style-name="P2"><text:s text:c="7"/>for rule in rules {</text:p>
      <text:p text:style-name="P2"><text:s text:c="11"/>let new_facts = rule.apply(state);</text:p>
      <text:p text:style-name="P3"><text:span text:style-name="T1"/></text:p>
      <text:p text:style-name="P2"><text:s text:c="11"/>for fact in new_facts {</text:p>
      <text:p text:style-name="P2"><text:s text:c="15"/>// Create new state with this fact added</text:p>
      <text:p text:style-name="P2"><text:s text:c="15"/>let mut new_state = state.clone();</text:p>
      <text:p text:style-name="P2"><text:s text:c="15"/>new_state.facts.insert(fact.clone());</text:p>
      <text:p text:style-name="P3"><text:span text:style-name="T1"/></text:p>
      <text:p text:style-name="P2"><text:s text:c="15"/>// Create new proof trace</text:p>
      <text:p text:style-name="P2"><text:s text:c="15"/>let mut new_trace = trace.clone();</text:p>
      <text:p text:style-name="P2"><text:s text:c="15"/>let step_id = ProofStepId(new_trace.steps.len() as u32);</text:p>
      <text:p text:style-name="P3"><text:span text:style-name="T1"/></text:p>
      <text:p text:style-name="P2"><text:s text:c="15"/>new_trace.add_step(ProofStep {</text:p>
      <text:p text:style-name="P2"><text:s text:c="19"/>id: step_id,</text:p>
      <text:p text:style-name="P2"><text:s text:c="19"/>rule_id: rule.id().to_string(),</text:p>
      <text:p text:style-name="P2"><text:s text:c="19"/>premises: vec![], // Could track premises for better proof readability</text:p>
      <text:p text:style-name="P2"><text:s text:c="19"/>conclusions: vec![fact],</text:p>
      <text:p text:style-name="P2"><text:s text:c="19"/>score: rule.cost(),</text:p>
      <text:p text:style-name="P2"><text:s text:c="19"/>explanation: None,</text:p>
      <text:p text:style-name="P2"><text:s text:c="15"/>});</text:p>
      <text:p text:style-name="P3"><text:span text:style-name="T1"/></text:p>
      <text:p text:style-name="P2"><text:s text:c="15"/>successors.push((new_state, new_trace));</text:p>
      <text:p text:style-name="P2"><text:s text:c="11"/>}</text:p>
      <text:p text:style-name="P2"><text:s text:c="7"/>}</text:p>
      <text:p text:style-name="P3"><text:span text:style-name="T1"/></text:p>
      <text:p text:style-name="P2"><text:s text:c="7"/>successors</text:p>
      <text:p text:style-name="P2"><text:s text:c="3"/>}</text:p>
      <text:p text:style-name="P2">}</text:p>
      <text:p text:style-name="P3"><text:span text:style-name="T1"/></text:p>
      <text:p text:style-name="P2">#[cfg(test)]</text:p>
      <text:p text:style-name="P2">mod tests {</text:p>
      <text:p text:style-name="P2"><text:s text:c="3"/>use super::*;</text:p>
      <text:p text:style-name="P2"><text:soft-page-break/><text:s text:c="3"/>use crate::ir::{Goal, FactStore, Fact, LineId};</text:p>
      <text:p text:style-name="P3"><text:span text:style-name="T1"/></text:p>
      <text:p text:style-name="P2"><text:s text:c="3"/>#[test]</text:p>
      <text:p text:style-name="P2"><text:s text:c="3"/>fn test_solver_creation() {</text:p>
      <text:p text:style-name="P2"><text:s text:c="7"/>let config = BeamConfig::default();</text:p>
      <text:p text:style-name="P2"><text:s text:c="7"/>let _solver = BeamSolver::new(config);</text:p>
      <text:p text:style-name="P2"><text:s text:c="3"/>}</text:p>
      <text:p text:style-name="P3"><text:span text:style-name="T1"/></text:p>
      <text:p text:style-name="P2"><text:s text:c="3"/>#[test]</text:p>
      <text:p text:style-name="P2"><text:s text:c="3"/>fn test_already_solved() {</text:p>
      <text:p text:style-name="P2"><text:s text:c="7"/>let target = Fact::Parallel(LineId(1), LineId(2));</text:p>
      <text:p text:style-name="P3"><text:span text:style-name="T1"/></text:p>
      <text:p text:style-name="P2"><text:s text:c="7"/>let mut facts = FactStore::new();</text:p>
      <text:p text:style-name="P2"><text:s text:c="7"/>facts.insert(target.clone());</text:p>
      <text:p text:style-name="P3"><text:span text:style-name="T1"/></text:p>
      <text:p text:style-name="P2"><text:s text:c="7"/>let goal = Goal::new(vec![target]);</text:p>
      <text:p text:style-name="P2"><text:s text:c="7"/>let state = GeoState::new(Default::default(), facts, goal);</text:p>
      <text:p text:style-name="P3"><text:span text:style-name="T1"/></text:p>
      <text:p text:style-name="P2"><text:s text:c="7"/>let solver = BeamSolver::new(BeamConfig::default());</text:p>
      <text:p text:style-name="P2"><text:s text:c="7"/>let result = solver.solve(state);</text:p>
      <text:p text:style-name="P3"><text:span text:style-name="T1"/></text:p>
      <text:p text:style-name="P2"><text:s text:c="7"/>assert!(result.solved);</text:p>
      <text:p text:style-name="P2"><text:s text:c="7"/>assert_eq!(result.depth_reached, 0);</text:p>
      <text:p text:style-name="P2"><text:s text:c="7"/>assert_eq!(result.states_explored, 0);</text:p>
      <text:p text:style-name="P2"><text:s text:c="3"/>}</text:p>
      <text:p text:style-name="P3"><text:span text:style-name="T1"/></text:p>
      <text:p text:style-name="P2"><text:s text:c="3"/>#[test]</text:p>
      <text:p text:style-name="P2"><text:s text:c="3"/>fn test_unsolvable_exhausts_beam() {</text:p>
      <text:p text:style-name="P2"><text:s text:c="7"/>let target = Fact::Parallel(LineId(1), LineId(2));</text:p>
      <text:p text:style-name="P2"><text:s text:c="7"/>let goal = Goal::new(vec![target]);</text:p>
      <text:p text:style-name="P3"><text:span text:style-name="T1"/></text:p>
      <text:p text:style-name="P2"><text:s text:c="7"/>// Empty facts - can't solve</text:p>
      <text:p text:style-name="P2"><text:s text:c="7"/>let state = GeoState::new(Default::default(), Default::default(), goal);</text:p>
      <text:p text:style-name="P3"><text:span text:style-name="T1"/></text:p>
      <text:p text:style-name="P2"><text:s text:c="7"/>let config = BeamConfig {</text:p>
      <text:p text:style-name="P2"><text:s text:c="11"/>beam_width: 5,</text:p>
      <text:p text:style-name="P2"><text:s text:c="11"/>max_depth: 10,</text:p>
      <text:p text:style-name="P2"><text:s text:c="11"/>max_states: 50,</text:p>
      <text:p text:style-name="P2"><text:s text:c="11"/>scoring: ScoringConfig::default(),</text:p>
      <text:p text:style-name="P2"><text:s text:c="7"/>};</text:p>
      <text:p text:style-name="P3"><text:span text:style-name="T1"/></text:p>
      <text:p text:style-name="P2"><text:s text:c="7"/>let solver = BeamSolver::new(config);</text:p>
      <text:p text:style-name="P2"><text:s text:c="7"/>let result = solver.solve(state);</text:p>
      <text:p text:style-name="P3"><text:soft-page-break/><text:span text:style-name="T1"/></text:p>
      <text:p text:style-name="P2"><text:s text:c="7"/>assert!(!result.solved);</text:p>
      <text:p text:style-name="P2"><text:s text:c="7"/>assert!(result.states_explored &lt;= 50);</text:p>
      <text:p text:style-name="P2"><text:s text:c="3"/>}</text:p>
      <text:p text:style-name="P3"><text:span text:style-name="T1"/></text:p>
      <text:p text:style-name="P2"><text:s text:c="3"/>#[test]</text:p>
      <text:p text:style-name="P2"><text:s text:c="3"/>fn test_search_respects_max_depth() {</text:p>
      <text:p text:style-name="P2"><text:s text:c="7"/>let target = Fact::Parallel(LineId(1), LineId(2));</text:p>
      <text:p text:style-name="P2"><text:s text:c="7"/>let goal = Goal::new(vec![target]);</text:p>
      <text:p text:style-name="P3"><text:span text:style-name="T1"/></text:p>
      <text:p text:style-name="P2"><text:s text:c="7"/>let state = GeoState::new(Default::default(), Default::default(), goal);</text:p>
      <text:p text:style-name="P3"><text:span text:style-name="T1"/></text:p>
      <text:p text:style-name="P2"><text:s text:c="7"/>let config = BeamConfig {</text:p>
      <text:p text:style-name="P2"><text:s text:c="11"/>beam_width: 5,</text:p>
      <text:p text:style-name="P2"><text:s text:c="11"/>max_depth: 3,</text:p>
      <text:p text:style-name="P2"><text:s text:c="11"/>max_states: 1000,</text:p>
      <text:p text:style-name="P2"><text:s text:c="11"/>scoring: ScoringConfig::default(),</text:p>
      <text:p text:style-name="P2"><text:s text:c="7"/>};</text:p>
      <text:p text:style-name="P3"><text:span text:style-name="T1"/></text:p>
      <text:p text:style-name="P2"><text:s text:c="7"/>let solver = BeamSolver::new(config);</text:p>
      <text:p text:style-name="P2"><text:s text:c="7"/>let result = solver.solve(state);</text:p>
      <text:p text:style-name="P3"><text:span text:style-name="T1"/></text:p>
      <text:p text:style-name="P2"><text:s text:c="7"/>assert!(result.depth_reached &lt;= 3);</text:p>
      <text:p text:style-name="P2"><text:s text:c="3"/>}</text:p>
      <text:p text:style-name="P3"><text:span text:style-name="T1"/></text:p>
      <text:p text:style-name="P2"><text:s text:c="3"/>#[test]</text:p>
      <text:p text:style-name="P2"><text:s text:c="3"/>fn test_search_result_fields() {</text:p>
      <text:p text:style-name="P2"><text:s text:c="7"/>let state = GeoState::new(</text:p>
      <text:p text:style-name="P2"><text:s text:c="11"/>Default::default(),</text:p>
      <text:p text:style-name="P2"><text:s text:c="11"/>Default::default(),</text:p>
      <text:p text:style-name="P2"><text:s text:c="11"/>Goal::new(vec![]),</text:p>
      <text:p text:style-name="P2"><text:s text:c="7"/>);</text:p>
      <text:p text:style-name="P3"><text:span text:style-name="T1"/></text:p>
      <text:p text:style-name="P2"><text:s text:c="7"/>let solver = BeamSolver::new(BeamConfig::default());</text:p>
      <text:p text:style-name="P2"><text:s text:c="7"/>let result = solver.solve(state);</text:p>
      <text:p text:style-name="P3"><text:span text:style-name="T1"/></text:p>
      <text:p text:style-name="P2"><text:s text:c="7"/>// Should have valid fields</text:p>
      <text:p text:style-name="P2"><text:s text:c="7"/>assert!(result.states_explored &gt;= 0);</text:p>
      <text:p text:style-name="P2"><text:s text:c="7"/>assert!(result.depth_reached &gt;= 0);</text:p>
      <text:p text:style-name="P2"><text:s text:c="7"/>assert!(result.best_score &gt;= 0.0);</text:p>
      <text:p text:style-name="P2"><text:s text:c="3"/>}</text:p>
      <text:p text:style-name="P3"><text:span text:style-name="T1"/></text:p>
      <text:p text:style-name="P2"><text:s text:c="3"/>#[test]</text:p>
      <text:p text:style-name="P2"><text:s text:c="3"/>fn test_parallel_transitivity_proof() {</text:p>
      <text:p text:style-name="P2"><text:soft-page-break/><text:s text:c="7"/>// TOY PROBLEM: Prove L1L2 and L2L3"</text:p>
      <text:p text:style-name="P2"><text:s text:c="7"/>);</text:p>
      <text:p text:style-name="P3"><text:span text:style-name="T1"/></text:p>
      <text:p text:style-name="P3"><text:span text:style-name="T1"><text:s text:c="7"/>println!("L3 from L1L3, L4</text:span><text:span text:style-name="T1"> Both configurations solved the problem!");</text:span></text:p>
      <text:p text:style-name="P2"><text:s text:c="11"/>println!(" <text:s text:c="2"/>QA guidance changes search order but preserves correctness.");</text:p>
      <text:p text:style-name="P2"><text:s text:c="7"/>}</text:p>
      <text:p text:style-name="P2"><text:s text:c="3"/>}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document-statistic meta:table-count="0" meta:image-count="0" meta:object-count="0" meta:page-count="8" meta:paragraph-count="246" meta:word-count="780" meta:character-count="8340" meta:non-whitespace-character-count="5633"/>
  </office:meta>
</office:document-meta>
</file>